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263" officeooo:paragraph-rsid="000f9263"/>
    </style:style>
    <style:style style:name="P2" style:family="paragraph" style:parent-style-name="Standard">
      <style:text-properties officeooo:rsid="000f9263" officeooo:paragraph-rsid="001134ed"/>
    </style:style>
    <style:style style:name="P3" style:family="paragraph" style:parent-style-name="Standard">
      <style:text-properties fo:font-weight="bold" officeooo:rsid="000f9263" officeooo:paragraph-rsid="000f9263" style:font-weight-asian="bold" style:font-weight-complex="bold"/>
    </style:style>
    <style:style style:name="P4" style:family="paragraph" style:parent-style-name="Standard">
      <style:text-properties fo:font-weight="bold" officeooo:rsid="0024838e" officeooo:paragraph-rsid="0024838e" style:font-weight-asian="bold" style:font-weight-complex="bold"/>
    </style:style>
    <style:style style:name="P5" style:family="paragraph" style:parent-style-name="Standard">
      <style:text-properties fo:font-weight="bold" officeooo:rsid="0026a875" officeooo:paragraph-rsid="0026a875" style:font-weight-asian="bold" style:font-weight-complex="bold"/>
    </style:style>
    <style:style style:name="P6" style:family="paragraph" style:parent-style-name="Standard">
      <style:text-properties fo:font-weight="bold" officeooo:rsid="0028e7d4" officeooo:paragraph-rsid="0028e7d4" style:font-weight-asian="bold" style:font-weight-complex="bold"/>
    </style:style>
    <style:style style:name="P7" style:family="paragraph" style:parent-style-name="Standard">
      <style:text-properties fo:font-weight="bold" officeooo:rsid="002cf60d" officeooo:paragraph-rsid="002cf60d" style:font-weight-asian="bold" style:font-weight-complex="bold"/>
    </style:style>
    <style:style style:name="P8" style:family="paragraph" style:parent-style-name="Standard">
      <style:text-properties officeooo:rsid="001134ed" officeooo:paragraph-rsid="001134ed"/>
    </style:style>
    <style:style style:name="P9" style:family="paragraph" style:parent-style-name="Standard">
      <style:text-properties officeooo:rsid="00119479" officeooo:paragraph-rsid="00119479"/>
    </style:style>
    <style:style style:name="P10" style:family="paragraph" style:parent-style-name="Standard">
      <style:text-properties officeooo:rsid="0013843e" officeooo:paragraph-rsid="0013843e"/>
    </style:style>
    <style:style style:name="P11" style:family="paragraph" style:parent-style-name="Standard">
      <style:text-properties officeooo:rsid="0015343d" officeooo:paragraph-rsid="0015343d"/>
    </style:style>
    <style:style style:name="P12" style:family="paragraph" style:parent-style-name="Standard">
      <style:text-properties officeooo:rsid="001649ac" officeooo:paragraph-rsid="001649ac"/>
    </style:style>
    <style:style style:name="P13" style:family="paragraph" style:parent-style-name="Standard">
      <style:text-properties officeooo:rsid="00175b1e" officeooo:paragraph-rsid="00175b1e"/>
    </style:style>
    <style:style style:name="P14" style:family="paragraph" style:parent-style-name="Standard">
      <style:text-properties officeooo:rsid="00175b1e" officeooo:paragraph-rsid="001d2012"/>
    </style:style>
    <style:style style:name="P15" style:family="paragraph" style:parent-style-name="Standard">
      <style:text-properties officeooo:rsid="001b0e4a" officeooo:paragraph-rsid="001b0e4a"/>
    </style:style>
    <style:style style:name="P16" style:family="paragraph" style:parent-style-name="Standard">
      <style:text-properties officeooo:rsid="001d32bb" officeooo:paragraph-rsid="001d32bb"/>
    </style:style>
    <style:style style:name="P17" style:family="paragraph" style:parent-style-name="Standard">
      <style:text-properties fo:font-weight="normal" officeooo:rsid="001b0e4a" officeooo:paragraph-rsid="001d2012" style:font-weight-asian="normal" style:font-weight-complex="normal"/>
    </style:style>
    <style:style style:name="P18" style:family="paragraph" style:parent-style-name="Standard">
      <style:text-properties fo:font-weight="normal" officeooo:rsid="001d32bb" officeooo:paragraph-rsid="001d32bb" style:font-weight-asian="normal" style:font-weight-complex="normal"/>
    </style:style>
    <style:style style:name="P19" style:family="paragraph" style:parent-style-name="Standard">
      <style:text-properties fo:font-weight="normal" officeooo:rsid="002197f8" officeooo:paragraph-rsid="002197f8" style:font-weight-asian="normal" style:font-weight-complex="normal"/>
    </style:style>
    <style:style style:name="P20" style:family="paragraph" style:parent-style-name="Standard">
      <style:text-properties fo:font-weight="normal" officeooo:rsid="0021c37b" officeooo:paragraph-rsid="0021c37b" style:font-weight-asian="normal" style:font-weight-complex="normal"/>
    </style:style>
    <style:style style:name="P21" style:family="paragraph" style:parent-style-name="Standard">
      <style:text-properties fo:font-weight="normal" officeooo:rsid="00221a3c" officeooo:paragraph-rsid="00221a3c" style:font-weight-asian="normal" style:font-weight-complex="normal"/>
    </style:style>
    <style:style style:name="P22" style:family="paragraph" style:parent-style-name="Standard">
      <style:text-properties fo:font-weight="normal" officeooo:rsid="001da391" officeooo:paragraph-rsid="001d32bb" style:font-weight-asian="normal" style:font-weight-complex="normal"/>
    </style:style>
    <style:style style:name="P23" style:family="paragraph" style:parent-style-name="Standard">
      <style:text-properties fo:font-weight="normal" officeooo:rsid="001fa702" officeooo:paragraph-rsid="001fa702" style:font-weight-asian="normal" style:font-weight-complex="normal"/>
    </style:style>
    <style:style style:name="P24" style:family="paragraph" style:parent-style-name="Standard">
      <style:text-properties fo:font-weight="normal" officeooo:rsid="0020bf27" officeooo:paragraph-rsid="0020bf27" style:font-weight-asian="normal" style:font-weight-complex="normal"/>
    </style:style>
    <style:style style:name="P25" style:family="paragraph" style:parent-style-name="Standard">
      <style:text-properties fo:font-weight="normal" officeooo:rsid="0020e025" officeooo:paragraph-rsid="0020e025" style:font-weight-asian="normal" style:font-weight-complex="normal"/>
    </style:style>
    <style:style style:name="P26" style:family="paragraph" style:parent-style-name="Standard">
      <style:text-properties fo:font-weight="normal" officeooo:rsid="0023b91f" officeooo:paragraph-rsid="0023b91f" style:font-weight-asian="normal" style:font-weight-complex="normal"/>
    </style:style>
    <style:style style:name="P27" style:family="paragraph" style:parent-style-name="Standard">
      <style:text-properties fo:font-weight="normal" officeooo:rsid="0025fc39" officeooo:paragraph-rsid="0024838e" style:font-weight-asian="normal" style:font-weight-complex="normal"/>
    </style:style>
    <style:style style:name="P28" style:family="paragraph" style:parent-style-name="Standard">
      <style:text-properties officeooo:rsid="001fa702" officeooo:paragraph-rsid="001fa702"/>
    </style:style>
    <style:style style:name="P29" style:family="paragraph" style:parent-style-name="Standard">
      <style:text-properties fo:font-weight="normal" officeooo:rsid="0026a875" officeooo:paragraph-rsid="0026a875" style:font-weight-asian="normal" style:font-weight-complex="normal"/>
    </style:style>
    <style:style style:name="P30" style:family="paragraph" style:parent-style-name="Standard">
      <style:text-properties fo:font-weight="normal" officeooo:rsid="002f9d16" officeooo:paragraph-rsid="002f9d16" style:font-weight-asian="normal" style:font-weight-complex="normal"/>
    </style:style>
    <style:style style:name="P31" style:family="paragraph" style:parent-style-name="Standard">
      <style:text-properties fo:font-weight="normal" officeooo:rsid="0027b741" officeooo:paragraph-rsid="0027b741" style:font-weight-asian="normal" style:font-weight-complex="normal"/>
    </style:style>
    <style:style style:name="P32" style:family="paragraph" style:parent-style-name="Standard">
      <style:text-properties fo:font-weight="normal" officeooo:rsid="002907b0" officeooo:paragraph-rsid="0028e7d4" style:font-weight-asian="normal" style:font-weight-complex="normal"/>
    </style:style>
    <style:style style:name="P33" style:family="paragraph" style:parent-style-name="Standard">
      <style:text-properties fo:font-weight="normal" officeooo:rsid="002e0f86" officeooo:paragraph-rsid="002cf60d" style:font-weight-asian="normal" style:font-weight-complex="normal"/>
    </style:style>
    <style:style style:name="P34" style:family="paragraph" style:parent-style-name="Standard">
      <style:text-properties fo:font-weight="normal" officeooo:rsid="002e0f86" officeooo:paragraph-rsid="002f9d16" style:font-weight-asian="normal" style:font-weight-complex="normal"/>
    </style:style>
    <style:style style:name="T1" style:family="text">
      <style:text-properties officeooo:rsid="001134ed"/>
    </style:style>
    <style:style style:name="T2" style:family="text">
      <style:text-properties officeooo:rsid="001957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572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0e4a" style:font-weight-asian="normal" style:font-weight-complex="normal"/>
    </style:style>
    <style:style style:name="T7" style:family="text">
      <style:text-properties fo:font-weight="normal" officeooo:rsid="001c505d" style:font-weight-asian="normal" style:font-weight-complex="normal"/>
    </style:style>
    <style:style style:name="T8" style:family="text">
      <style:text-properties fo:font-weight="normal" officeooo:rsid="001d2012" style:font-weight-asian="normal" style:font-weight-complex="normal"/>
    </style:style>
    <style:style style:name="T9" style:family="text">
      <style:text-properties fo:font-weight="normal" officeooo:rsid="001da391" style:font-weight-asian="normal" style:font-weight-complex="normal"/>
    </style:style>
    <style:style style:name="T10" style:family="text">
      <style:text-properties fo:font-weight="normal" officeooo:rsid="0025fc39" style:font-weight-asian="normal" style:font-weight-complex="normal"/>
    </style:style>
    <style:style style:name="T11" style:family="text">
      <style:text-properties fo:font-weight="normal" officeooo:rsid="0028eb61" style:font-weight-asian="normal" style:font-weight-complex="normal"/>
    </style:style>
    <style:style style:name="T12" style:family="text">
      <style:text-properties fo:font-weight="normal" officeooo:rsid="002907b0" style:font-weight-asian="normal" style:font-weight-complex="normal"/>
    </style:style>
    <style:style style:name="T13" style:family="text">
      <style:text-properties fo:font-weight="normal" officeooo:rsid="002a5441" style:font-weight-asian="normal" style:font-weight-complex="normal"/>
    </style:style>
    <style:style style:name="T14" style:family="text">
      <style:text-properties fo:font-weight="normal" officeooo:rsid="002e0f86" style:font-weight-asian="normal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Types.</text:p>
      <text:p text:style-name="P1">1. Blob</text:p>
      <text:p text:style-name="P1">Commits</text:p>
      <text:p text:style-name="P1">Tree</text:p>
      <text:p text:style-name="P1">tags</text:p>
      <text:p text:style-name="P1"/>
      <text:p text:style-name="P1"/>
      <text:p text:style-name="P3">Stages</text:p>
      <text:p text:style-name="P1">Working dire</text:p>
      <text:p text:style-name="P1">Staging area</text:p>
      <text:p text:style-name="P1">Git repository</text:p>
      <text:p text:style-name="P1"/>
      <text:p text:style-name="P1"/>
      <text:p text:style-name="P1"/>
      <text:p text:style-name="P8">Task :</text:p>
      <text:p text:style-name="P8">Create a/c on grit hub</text:p>
      <text:p text:style-name="P8">Create project</text:p>
      <text:p text:style-name="P8">Push and pullremotely from command line </text:p>
      <text:p text:style-name="P2"><text:span text:style-name="T1">generate ssh key – remote push key</text:span> <text:s/></text:p>
      <text:p text:style-name="P2"/>
      <text:p text:style-name="P9">Branching in <text:s/>git</text:p>
      <text:p text:style-name="P9">cloning, push, pull.</text:p>
      <text:p text:style-name="P9"/>
      <text:p text:style-name="P10">Function : </text:p>
      <text:p text:style-name="P10">defining</text:p>
      <text:p text:style-name="P10">declaring</text:p>
      <text:p text:style-name="P10">gloabal variable</text:p>
      <text:p text:style-name="P10">local variable</text:p>
      <text:p text:style-name="P10"/>
      <text:p text:style-name="P11">exec command</text:p>
      <text:p text:style-name="P12">pgrep command</text:p>
      <text:p text:style-name="P15"/>
      <text:p text:style-name="P13">Commands:</text:p>
      <text:p text:style-name="P14"><text:span text:style-name="T3">at</text:span> <text:span text:style-name="T2">and </text:span><text:span text:style-name="T4">crontab </text:span><text:span text:style-name="T6">(imp </text:span><text:span text:style-name="T7">for cie and </text:span><text:span text:style-name="T8">SEE</text:span><text:span text:style-name="T6">)</text:span></text:p>
      <text:p text:style-name="P17"/>
      <text:p text:style-name="P16"><text:span text:style-name="T6">c</text:span><text:span text:style-name="T5">ommands which </text:span></text:p>
      <text:p text:style-name="P18"><text:tab/>dont uses i/p and o/p</text:p>
      <text:p text:style-name="P18"><text:tab/>only uses o/p</text:p>
      <text:p text:style-name="P16"><text:span text:style-name="T5"><text:tab/></text:span><text:span text:style-name="T9">only use i/p</text:span></text:p>
      <text:p text:style-name="P16"><text:span text:style-name="T9"><text:tab/></text:span><text:span text:style-name="T13">uses i/o </text:span></text:p>
      <text:p text:style-name="P22"/>
      <text:p text:style-name="P28"><text:span text:style-name="T9">w</text:span><text:span text:style-name="T5">ildcard *</text:span></text:p>
      <text:p text:style-name="P23">metacharacter -?</text:p>
      <text:p text:style-name="P23">character class</text:p>
      <text:p text:style-name="P23"/>
      <text:p text:style-name="P24">Assume progs directory is existing, copy to progs directory all 6 character file names.</text:p>
      <text:p text:style-name="P20">Ans : <text:s/></text:p>
      <text:p text:style-name="P24"/>
      <text:p text:style-name="P25">Copy to the parent directory those files having extensions with atleast before the dot but not having 1,2,3,8. as a last character</text:p>
      <text:p text:style-name="P19">Ans : cp ?*.*[!1238] ..</text:p>
      <text:p text:style-name="P19"/>
      <text:p text:style-name="P20">Move all files to bin sub directory of parent directory</text:p>
      <text:p text:style-name="P21">Ans : mv * ../bin</text:p>
      <text:p text:style-name="P20"/>
      <text:p text:style-name="P26"><text:soft-page-break/>pr, head, tail, more less, grep</text:p>
      <text:p text:style-name="P26"/>
      <text:p text:style-name="P4">tee <text:span text:style-name="T5"><text:s/>is an external command and not a shell command, </text:span><text:span text:style-name="T10">is also a filter.</text:span></text:p>
      <text:p text:style-name="P27"/>
      <text:p text:style-name="P5"><text:span text:style-name="T10">C</text:span><text:span text:style-name="T5">reate cut1 and cut2; from cut1 extract 2</text:span><text:span text:style-name="T15">nd</text:span><text:span text:style-name="T5"> and 3</text:span><text:span text:style-name="T15">rd</text:span><text:span text:style-name="T5"> column</text:span></text:p>
      <text:p text:style-name="P5"><text:span text:style-name="T5">in cut2 use 1</text:span><text:span text:style-name="T15">st</text:span><text:span text:style-name="T5"> and 4</text:span><text:span text:style-name="T15">th</text:span><text:span text:style-name="T5"> column</text:span></text:p>
      <text:p text:style-name="P29"/>
      <text:p text:style-name="P30">commands : find, file</text:p>
      <text:p text:style-name="P29"/>
      <text:p text:style-name="P29"/>
      <text:p text:style-name="P31">CIE2: </text:p>
      <text:p text:style-name="P31">git : installing, creating repository, creating ssh keys, git configuration, test for creating ssh keys locally, adding public key into the github account, test for connection ssh-t, git push, pull, clone, wget, download, git branching</text:p>
      <text:p text:style-name="P31"/>
      <text:p text:style-name="P6"><text:span text:style-name="T5">functions : global and local variables, environmental variables, </text:span><text:span text:style-name="T11">process management, types of process, process state, creating process, killing process, process commands, </text:span><text:span text:style-name="T12">standard i/o, special files, at and crontab</text:span></text:p>
      <text:p text:style-name="P32"/>
      <text:p text:style-name="P7"><text:span text:style-name="T12">f</text:span><text:span text:style-name="T5">ilters : head, tail, more, less, grep, wc, tee, nl, regular expression, wildcard, metacharecter, character class, </text:span><text:span text:style-name="T14">cut,sort,</text:span></text:p>
      <text:p text:style-name="P33"/>
      <text:p text:style-name="P33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1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8:40:34.159178439</meta:creation-date>
    <dc:date>2022-04-11T17:48:59.196844909</dc:date>
    <meta:editing-duration>PT7H10M37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264" meta:character-count="1585" meta:non-whitespace-character-count="1353"/>
  </office:meta>
</office:document-meta>
</file>